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583in"/>
    </style:style>
    <style:style style:name="co2" style:family="table-column">
      <style:table-column-properties fo:break-before="auto" style:column-width="0.9898in"/>
    </style:style>
    <style:style style:name="co3" style:family="table-column">
      <style:table-column-properties fo:break-before="auto" style:column-width="1.0646in"/>
    </style:style>
    <style:style style:name="co4" style:family="table-column">
      <style:table-column-properties fo:break-before="auto" style:column-width="3.2839in"/>
    </style:style>
    <style:style style:name="co5" style:family="table-column">
      <style:table-column-properties fo:break-before="auto" style:column-width="3.552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in"/>
    </style:style>
    <style:style style:name="ce2" style:family="table-cell" style:parent-style-name="Default" style:data-style-name="N2">
      <style:table-cell-properties style:text-align-source="fix" style:repeat-content="false" fo:border="0.06pt solid #000000" style:vertical-align="middl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3" table:default-cell-style-name="ce1"/>
        <table:table-row table:style-name="ro1">
          <table:table-cell office:value-type="string">
            <text:p>MAGNETIC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48523809524">
            <text:p>6.49</text:p>
          </table:table-cell>
          <table:table-cell office:value-type="float" office:value="13.6781632653">
            <text:p>13.68</text:p>
          </table:table-cell>
          <table:table-cell office:value-type="float" office:value="83.5492541979">
            <text:p>83.55</text:p>
          </table:table-cell>
          <table:table-cell office:value-type="float" office:value="78.5313545312">
            <text:p>78.53</text:p>
          </table:table-cell>
          <table:table-cell office:value-type="float" office:value="54.0436507937">
            <text:p>54.04</text:p>
          </table:table-cell>
          <table:table-cell office:value-type="float" office:value="37.9948979592">
            <text:p>37.9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4297319175">
            <text:p>3.44</text:p>
          </table:table-cell>
          <table:table-cell office:value-type="float" office:value="8.88956340001">
            <text:p>8.89</text:p>
          </table:table-cell>
          <table:table-cell office:value-type="float" office:value="17.5261800197">
            <text:p>17.53</text:p>
          </table:table-cell>
          <table:table-cell office:value-type="float" office:value="36.6688249632">
            <text:p>36.67</text:p>
          </table:table-cell>
          <table:table-cell office:value-type="float" office:value="28.6914432646">
            <text:p>28.69</text:p>
          </table:table-cell>
          <table:table-cell office:value-type="float" office:value="24.6932316667">
            <text:p>24.6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4.5283018868">
            <text:p>24.53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37639455782">
            <text:p>6.38</text:p>
          </table:table-cell>
          <table:table-cell office:value-type="float" office:value="13.6373469388">
            <text:p>13.64</text:p>
          </table:table-cell>
          <table:table-cell office:value-type="float" office:value="81.5607348192">
            <text:p>81.56</text:p>
          </table:table-cell>
          <table:table-cell office:value-type="float" office:value="78.0560902498">
            <text:p>78.06</text:p>
          </table:table-cell>
          <table:table-cell office:value-type="float" office:value="53.1366213152">
            <text:p>53.14</text:p>
          </table:table-cell>
          <table:table-cell office:value-type="float" office:value="37.8815192744">
            <text:p>37.88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6872020789">
            <text:p>3.47</text:p>
          </table:table-cell>
          <table:table-cell office:value-type="float" office:value="8.91971395522">
            <text:p>8.92</text:p>
          </table:table-cell>
          <table:table-cell office:value-type="float" office:value="20.0556113015">
            <text:p>20.06</text:p>
          </table:table-cell>
          <table:table-cell office:value-type="float" office:value="36.7052929748">
            <text:p>36.71</text:p>
          </table:table-cell>
          <table:table-cell office:value-type="float" office:value="28.9060017324">
            <text:p>28.91</text:p>
          </table:table-cell>
          <table:table-cell office:value-type="float" office:value="24.7769832089">
            <text:p>24.78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51244897959">
            <text:p>6.51</text:p>
          </table:table-cell>
          <table:table-cell office:value-type="float" office:value="13.6781632653">
            <text:p>13.68</text:p>
          </table:table-cell>
          <table:table-cell office:value-type="float" office:value="83.9487400434">
            <text:p>83.95</text:p>
          </table:table-cell>
          <table:table-cell office:value-type="float" office:value="78.6128820793">
            <text:p>78.61</text:p>
          </table:table-cell>
          <table:table-cell office:value-type="float" office:value="54.2704081633">
            <text:p>54.27</text:p>
          </table:table-cell>
          <table:table-cell office:value-type="float" office:value="37.9948979592">
            <text:p>37.9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3972727229">
            <text:p>3.44</text:p>
          </table:table-cell>
          <table:table-cell office:value-type="float" office:value="8.86213285091">
            <text:p>8.86</text:p>
          </table:table-cell>
          <table:table-cell office:value-type="float" office:value="17.2691312931">
            <text:p>17.27</text:p>
          </table:table-cell>
          <table:table-cell office:value-type="float" office:value="36.6647856124">
            <text:p>36.66</text:p>
          </table:table-cell>
          <table:table-cell office:value-type="float" office:value="28.6643939357">
            <text:p>28.66</text:p>
          </table:table-cell>
          <table:table-cell office:value-type="float" office:value="24.617035697">
            <text:p>24.62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48523809524">
            <text:p>6.49</text:p>
          </table:table-cell>
          <table:table-cell office:value-type="float" office:value="13.6781632653">
            <text:p>13.68</text:p>
          </table:table-cell>
          <table:table-cell office:value-type="float" office:value="83.5492541979">
            <text:p>83.55</text:p>
          </table:table-cell>
          <table:table-cell office:value-type="float" office:value="78.5313545312">
            <text:p>78.53</text:p>
          </table:table-cell>
          <table:table-cell office:value-type="float" office:value="54.0436507937">
            <text:p>54.04</text:p>
          </table:table-cell>
          <table:table-cell office:value-type="float" office:value="37.9948979592">
            <text:p>37.9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4297319175">
            <text:p>3.44</text:p>
          </table:table-cell>
          <table:table-cell office:value-type="float" office:value="8.88956340001">
            <text:p>8.89</text:p>
          </table:table-cell>
          <table:table-cell office:value-type="float" office:value="17.5261800197">
            <text:p>17.53</text:p>
          </table:table-cell>
          <table:table-cell office:value-type="float" office:value="36.6688249632">
            <text:p>36.67</text:p>
          </table:table-cell>
          <table:table-cell office:value-type="float" office:value="28.6914432646">
            <text:p>28.69</text:p>
          </table:table-cell>
          <table:table-cell office:value-type="float" office:value="24.6932316667">
            <text:p>24.69</text:p>
          </table:table-cell>
        </table:table-row>
        <table:table-row table:style-name="ro1">
          <table:table-cell table:style-name="ce2" office:value-type="string" table:number-columns-spanned="7" table:number-rows-spanned="1">
            <text:p>MOD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49884353741">
            <text:p>6.50</text:p>
          </table:table-cell>
          <table:table-cell office:value-type="float" office:value="13.6985714286">
            <text:p>13.70</text:p>
          </table:table-cell>
          <table:table-cell office:value-type="float" office:value="83.8354557621">
            <text:p>83.84</text:p>
          </table:table-cell>
          <table:table-cell office:value-type="float" office:value="78.5587380514">
            <text:p>78.56</text:p>
          </table:table-cell>
          <table:table-cell office:value-type="float" office:value="54.1570294785">
            <text:p>54.16</text:p>
          </table:table-cell>
          <table:table-cell office:value-type="float" office:value="38.0515873016">
            <text:p>38.0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451410401">
            <text:p>3.42</text:p>
          </table:table-cell>
          <table:table-cell office:value-type="float" office:value="8.90358308979">
            <text:p>8.90</text:p>
          </table:table-cell>
          <table:table-cell office:value-type="float" office:value="17.254492657">
            <text:p>17.25</text:p>
          </table:table-cell>
          <table:table-cell office:value-type="float" office:value="36.7570610619">
            <text:p>36.76</text:p>
          </table:table-cell>
          <table:table-cell office:value-type="float" office:value="28.5376175334">
            <text:p>28.54</text:p>
          </table:table-cell>
          <table:table-cell office:value-type="float" office:value="24.7321752494">
            <text:p>24.73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51244897959">
            <text:p>6.51</text:p>
          </table:table-cell>
          <table:table-cell office:value-type="float" office:value="13.7189795918">
            <text:p>13.72</text:p>
          </table:table-cell>
          <table:table-cell office:value-type="float" office:value="83.9487400434">
            <text:p>83.95</text:p>
          </table:table-cell>
          <table:table-cell office:value-type="float" office:value="78.799684489">
            <text:p>78.80</text:p>
          </table:table-cell>
          <table:table-cell office:value-type="float" office:value="54.2704081633">
            <text:p>54.27</text:p>
          </table:table-cell>
          <table:table-cell office:value-type="float" office:value="38.108276644">
            <text:p>38.11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3972727229">
            <text:p>3.44</text:p>
          </table:table-cell>
          <table:table-cell office:value-type="float" office:value="8.88582711111">
            <text:p>8.89</text:p>
          </table:table-cell>
          <table:table-cell office:value-type="float" office:value="17.2691312931">
            <text:p>17.27</text:p>
          </table:table-cell>
          <table:table-cell office:value-type="float" office:value="36.7033016712">
            <text:p>36.70</text:p>
          </table:table-cell>
          <table:table-cell office:value-type="float" office:value="28.6643939357">
            <text:p>28.66</text:p>
          </table:table-cell>
          <table:table-cell office:value-type="float" office:value="24.6828530864">
            <text:p>24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49884353741">
            <text:p>6.50</text:p>
          </table:table-cell>
          <table:table-cell office:value-type="float" office:value="13.6985714286">
            <text:p>13.70</text:p>
          </table:table-cell>
          <table:table-cell office:value-type="float" office:value="83.8186688945">
            <text:p>83.82</text:p>
          </table:table-cell>
          <table:table-cell office:value-type="float" office:value="78.6797775368">
            <text:p>78.68</text:p>
          </table:table-cell>
          <table:table-cell office:value-type="float" office:value="54.1570294785">
            <text:p>54.16</text:p>
          </table:table-cell>
          <table:table-cell office:value-type="float" office:value="38.0515873016">
            <text:p>38.05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3066665814">
            <text:p>3.43</text:p>
          </table:table-cell>
          <table:table-cell office:value-type="float" office:value="8.88396376877">
            <text:p>8.88</text:p>
          </table:table-cell>
          <table:table-cell office:value-type="float" office:value="17.2677560469">
            <text:p>17.27</text:p>
          </table:table-cell>
          <table:table-cell office:value-type="float" office:value="36.6818262409">
            <text:p>36.68</text:p>
          </table:table-cell>
          <table:table-cell office:value-type="float" office:value="28.5888888178">
            <text:p>28.59</text:p>
          </table:table-cell>
          <table:table-cell office:value-type="float" office:value="24.6776771355">
            <text:p>24.68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48523809524">
            <text:p>6.49</text:p>
          </table:table-cell>
          <table:table-cell office:value-type="float" office:value="13.6781632653">
            <text:p>13.68</text:p>
          </table:table-cell>
          <table:table-cell office:value-type="float" office:value="83.5492541979">
            <text:p>83.55</text:p>
          </table:table-cell>
          <table:table-cell office:value-type="float" office:value="78.5313545312">
            <text:p>78.53</text:p>
          </table:table-cell>
          <table:table-cell office:value-type="float" office:value="54.0436507937">
            <text:p>54.04</text:p>
          </table:table-cell>
          <table:table-cell office:value-type="float" office:value="37.9948979592">
            <text:p>37.9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4297319175">
            <text:p>3.44</text:p>
          </table:table-cell>
          <table:table-cell office:value-type="float" office:value="8.88956340001">
            <text:p>8.89</text:p>
          </table:table-cell>
          <table:table-cell office:value-type="float" office:value="17.5261800197">
            <text:p>17.53</text:p>
          </table:table-cell>
          <table:table-cell office:value-type="float" office:value="36.6688249632">
            <text:p>36.67</text:p>
          </table:table-cell>
          <table:table-cell office:value-type="float" office:value="28.6914432646">
            <text:p>28.69</text:p>
          </table:table-cell>
          <table:table-cell office:value-type="float" office:value="24.6932316667">
            <text:p>24.69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9.0780141844">
            <text:p>29.08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47163265306">
            <text:p>6.47</text:p>
          </table:table-cell>
          <table:table-cell office:value-type="float" office:value="13.7393877551">
            <text:p>13.74</text:p>
          </table:table-cell>
          <table:table-cell office:value-type="float" office:value="83.4359699166">
            <text:p>83.44</text:p>
          </table:table-cell>
          <table:table-cell office:value-type="float" office:value="78.7204769662">
            <text:p>78.72</text:p>
          </table:table-cell>
          <table:table-cell office:value-type="float" office:value="53.9302721088">
            <text:p>53.93</text:p>
          </table:table-cell>
          <table:table-cell office:value-type="float" office:value="38.1649659864">
            <text:p>38.16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2766642305">
            <text:p>3.43</text:p>
          </table:table-cell>
          <table:table-cell office:value-type="float" office:value="8.94618819937">
            <text:p>8.95</text:p>
          </table:table-cell>
          <table:table-cell office:value-type="float" office:value="17.5091717788">
            <text:p>17.51</text:p>
          </table:table-cell>
          <table:table-cell office:value-type="float" office:value="36.770001451">
            <text:p>36.77</text:p>
          </table:table-cell>
          <table:table-cell office:value-type="float" office:value="28.5638868587">
            <text:p>28.56</text:p>
          </table:table-cell>
          <table:table-cell office:value-type="float" office:value="24.850522776">
            <text:p>24.85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546666666667">
            <text:p>0.55</text:p>
          </table:table-cell>
          <table:table-cell office:value-type="float" office:value="0.42">
            <text:p>0.42</text:p>
          </table:table-cell>
          <table:table-cell office:value-type="float" office:value="24.5283018868">
            <text:p>24.53</text:p>
          </table:table-cell>
          <table:table-cell office:value-type="float" office:value="6.54205607477">
            <text:p>6.54</text:p>
          </table:table-cell>
          <table:table-cell office:value-type="float" office:value="4.55555555556">
            <text:p>4.56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32.98">
            <text:p>32.98</text:p>
          </table:table-cell>
          <table:table-cell office:value-type="float" office:value="100">
            <text:p>100.00</text:p>
          </table:table-cell>
          <table:table-cell office:value-type="float" office:value="255.029585799">
            <text:p>255.03</text:p>
          </table:table-cell>
          <table:table-cell office:value-type="float" office:value="106.416666667">
            <text:p>106.42</text:p>
          </table:table-cell>
          <table:table-cell office:value-type="float" office:value="91.6111111111">
            <text:p>91.61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6.41721088435">
            <text:p>6.42</text:p>
          </table:table-cell>
          <table:table-cell office:value-type="float" office:value="13.657755102">
            <text:p>13.66</text:p>
          </table:table-cell>
          <table:table-cell office:value-type="float" office:value="82.4603958269">
            <text:p>82.46</text:p>
          </table:table-cell>
          <table:table-cell office:value-type="float" office:value="78.3019961416">
            <text:p>78.30</text:p>
          </table:table-cell>
          <table:table-cell office:value-type="float" office:value="53.4767573696">
            <text:p>53.48</text:p>
          </table:table-cell>
          <table:table-cell office:value-type="float" office:value="37.9382086168">
            <text:p>37.94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5.92">
            <text:p>5.92</text:p>
          </table:table-cell>
          <table:table-cell office:value-type="float" office:value="0.42">
            <text:p>0.42</text:p>
          </table:table-cell>
          <table:table-cell office:value-type="float" office:value="100">
            <text:p>100.00</text:p>
          </table:table-cell>
          <table:table-cell office:value-type="float" office:value="6.54205607477">
            <text:p>6.54</text:p>
          </table:table-cell>
          <table:table-cell office:value-type="float" office:value="49.3333333333">
            <text:p>49.33</text:p>
          </table:table-cell>
          <table:table-cell office:value-type="float" office:value="1.16666666667">
            <text:p>1.17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43731552608">
            <text:p>3.44</text:p>
          </table:table-cell>
          <table:table-cell office:value-type="float" office:value="8.88616036209">
            <text:p>8.89</text:p>
          </table:table-cell>
          <table:table-cell office:value-type="float" office:value="18.8635603923">
            <text:p>18.86</text:p>
          </table:table-cell>
          <table:table-cell office:value-type="float" office:value="36.6969018893">
            <text:p>36.70</text:p>
          </table:table-cell>
          <table:table-cell office:value-type="float" office:value="28.6442960507">
            <text:p>28.64</text:p>
          </table:table-cell>
          <table:table-cell office:value-type="float" office:value="24.6837787836">
            <text:p>24.68</text:p>
          </table:table-cell>
        </table:table-row>
        <table:table-row table:style-name="ro1">
          <table:table-cell office:value-type="string">
            <text:p>RSSI</text:p>
          </table:table-cell>
          <table:table-cell table:number-columns-repeated="6"/>
        </table:table-row>
        <table:table-row table:style-name="ro1">
          <table:table-cell table:style-name="ce2" office:value-type="string" table:number-columns-spanned="7" table:number-rows-spanned="1">
            <text:p>ŚREDNI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47">
            <text:p>0.47</text:p>
          </table:table-cell>
          <table:table-cell office:value-type="float" office:value="2.82776349614">
            <text:p>2.83</text:p>
          </table:table-cell>
          <table:table-cell office:value-type="float" office:value="6.3670411985">
            <text:p>6.37</text:p>
          </table:table-cell>
          <table:table-cell office:value-type="float" office:value="0.916666666667">
            <text:p>0.92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440.540540541">
            <text:p>440.54</text:p>
          </table:table-cell>
          <table:table-cell office:value-type="float" office:value="447.445255474">
            <text:p>447.45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5112244898">
            <text:p>5.51</text:p>
          </table:table-cell>
          <table:table-cell office:value-type="float" office:value="11.23">
            <text:p>11.23</text:p>
          </table:table-cell>
          <table:table-cell office:value-type="float" office:value="76.899520925">
            <text:p>76.90</text:p>
          </table:table-cell>
          <table:table-cell office:value-type="float" office:value="89.642639398">
            <text:p>89.64</text:p>
          </table:table-cell>
          <table:table-cell office:value-type="float" office:value="45.9268707483">
            <text:p>45.93</text:p>
          </table:table-cell>
          <table:table-cell office:value-type="float" office:value="31.1944444444">
            <text:p>31.1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47">
            <text:p>0.47</text:p>
          </table:table-cell>
          <table:table-cell office:value-type="float" office:value="100">
            <text:p>100.00</text:p>
          </table:table-cell>
          <table:table-cell office:value-type="float" office:value="6.3670411985">
            <text:p>6.37</text:p>
          </table:table-cell>
          <table:table-cell office:value-type="float" office:value="16">
            <text:p>16.00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83637056216">
            <text:p>3.84</text:p>
          </table:table-cell>
          <table:table-cell office:value-type="float" office:value="7.76196351132">
            <text:p>7.76</text:p>
          </table:table-cell>
          <table:table-cell office:value-type="float" office:value="61.8900148255">
            <text:p>61.89</text:p>
          </table:table-cell>
          <table:table-cell office:value-type="float" office:value="93.297775599">
            <text:p>93.30</text:p>
          </table:table-cell>
          <table:table-cell office:value-type="float" office:value="31.9697546847">
            <text:p>31.97</text:p>
          </table:table-cell>
          <table:table-cell office:value-type="float" office:value="21.5610097537">
            <text:p>21.5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AX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47">
            <text:p>0.47</text:p>
          </table:table-cell>
          <table:table-cell office:value-type="float" office:value="2.82776349614">
            <text:p>2.83</text:p>
          </table:table-cell>
          <table:table-cell office:value-type="float" office:value="6.3670411985">
            <text:p>6.37</text:p>
          </table:table-cell>
          <table:table-cell office:value-type="float" office:value="0.916666666667">
            <text:p>0.92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440.540540541">
            <text:p>440.54</text:p>
          </table:table-cell>
          <table:table-cell office:value-type="float" office:value="447.445255474">
            <text:p>447.45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5112244898">
            <text:p>5.51</text:p>
          </table:table-cell>
          <table:table-cell office:value-type="float" office:value="11.23">
            <text:p>11.23</text:p>
          </table:table-cell>
          <table:table-cell office:value-type="float" office:value="76.899520925">
            <text:p>76.90</text:p>
          </table:table-cell>
          <table:table-cell office:value-type="float" office:value="89.642639398">
            <text:p>89.64</text:p>
          </table:table-cell>
          <table:table-cell office:value-type="float" office:value="45.9268707483">
            <text:p>45.93</text:p>
          </table:table-cell>
          <table:table-cell office:value-type="float" office:value="31.1944444444">
            <text:p>31.1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47">
            <text:p>0.47</text:p>
          </table:table-cell>
          <table:table-cell office:value-type="float" office:value="100">
            <text:p>100.00</text:p>
          </table:table-cell>
          <table:table-cell office:value-type="float" office:value="6.3670411985">
            <text:p>6.37</text:p>
          </table:table-cell>
          <table:table-cell office:value-type="float" office:value="16">
            <text:p>16.00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83637056216">
            <text:p>3.84</text:p>
          </table:table-cell>
          <table:table-cell office:value-type="float" office:value="7.76196351132">
            <text:p>7.76</text:p>
          </table:table-cell>
          <table:table-cell office:value-type="float" office:value="61.8900148255">
            <text:p>61.89</text:p>
          </table:table-cell>
          <table:table-cell office:value-type="float" office:value="93.297775599">
            <text:p>93.30</text:p>
          </table:table-cell>
          <table:table-cell office:value-type="float" office:value="31.9697546847">
            <text:p>31.97</text:p>
          </table:table-cell>
          <table:table-cell office:value-type="float" office:value="21.5610097537">
            <text:p>21.5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IN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47">
            <text:p>0.47</text:p>
          </table:table-cell>
          <table:table-cell office:value-type="float" office:value="2.82776349614">
            <text:p>2.83</text:p>
          </table:table-cell>
          <table:table-cell office:value-type="float" office:value="6.3670411985">
            <text:p>6.37</text:p>
          </table:table-cell>
          <table:table-cell office:value-type="float" office:value="0.916666666667">
            <text:p>0.92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440.540540541">
            <text:p>440.54</text:p>
          </table:table-cell>
          <table:table-cell office:value-type="float" office:value="447.445255474">
            <text:p>447.45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5112244898">
            <text:p>5.51</text:p>
          </table:table-cell>
          <table:table-cell office:value-type="float" office:value="11.23">
            <text:p>11.23</text:p>
          </table:table-cell>
          <table:table-cell office:value-type="float" office:value="76.899520925">
            <text:p>76.90</text:p>
          </table:table-cell>
          <table:table-cell office:value-type="float" office:value="89.642639398">
            <text:p>89.64</text:p>
          </table:table-cell>
          <table:table-cell office:value-type="float" office:value="45.9268707483">
            <text:p>45.93</text:p>
          </table:table-cell>
          <table:table-cell office:value-type="float" office:value="31.1944444444">
            <text:p>31.1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47">
            <text:p>0.47</text:p>
          </table:table-cell>
          <table:table-cell office:value-type="float" office:value="100">
            <text:p>100.00</text:p>
          </table:table-cell>
          <table:table-cell office:value-type="float" office:value="6.3670411985">
            <text:p>6.37</text:p>
          </table:table-cell>
          <table:table-cell office:value-type="float" office:value="16">
            <text:p>16.00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83637056216">
            <text:p>3.84</text:p>
          </table:table-cell>
          <table:table-cell office:value-type="float" office:value="7.76196351132">
            <text:p>7.76</text:p>
          </table:table-cell>
          <table:table-cell office:value-type="float" office:value="61.8900148255">
            <text:p>61.89</text:p>
          </table:table-cell>
          <table:table-cell office:value-type="float" office:value="93.297775599">
            <text:p>93.30</text:p>
          </table:table-cell>
          <table:table-cell office:value-type="float" office:value="31.9697546847">
            <text:p>31.97</text:p>
          </table:table-cell>
          <table:table-cell office:value-type="float" office:value="21.5610097537">
            <text:p>21.56</text:p>
          </table:table-cell>
        </table:table-row>
        <table:table-row table:style-name="ro1">
          <table:table-cell table:style-name="ce2" office:value-type="string" table:number-columns-spanned="7" table:number-rows-spanned="1">
            <text:p>MEDIANA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47">
            <text:p>0.47</text:p>
          </table:table-cell>
          <table:table-cell office:value-type="float" office:value="2.82776349614">
            <text:p>2.83</text:p>
          </table:table-cell>
          <table:table-cell office:value-type="float" office:value="6.3670411985">
            <text:p>6.37</text:p>
          </table:table-cell>
          <table:table-cell office:value-type="float" office:value="0.916666666667">
            <text:p>0.92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440.540540541">
            <text:p>440.54</text:p>
          </table:table-cell>
          <table:table-cell office:value-type="float" office:value="447.445255474">
            <text:p>447.45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5112244898">
            <text:p>5.51</text:p>
          </table:table-cell>
          <table:table-cell office:value-type="float" office:value="11.23">
            <text:p>11.23</text:p>
          </table:table-cell>
          <table:table-cell office:value-type="float" office:value="76.899520925">
            <text:p>76.90</text:p>
          </table:table-cell>
          <table:table-cell office:value-type="float" office:value="89.642639398">
            <text:p>89.64</text:p>
          </table:table-cell>
          <table:table-cell office:value-type="float" office:value="45.9268707483">
            <text:p>45.93</text:p>
          </table:table-cell>
          <table:table-cell office:value-type="float" office:value="31.1944444444">
            <text:p>31.1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47">
            <text:p>0.47</text:p>
          </table:table-cell>
          <table:table-cell office:value-type="float" office:value="100">
            <text:p>100.00</text:p>
          </table:table-cell>
          <table:table-cell office:value-type="float" office:value="6.3670411985">
            <text:p>6.37</text:p>
          </table:table-cell>
          <table:table-cell office:value-type="float" office:value="16">
            <text:p>16.00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83637056216">
            <text:p>3.84</text:p>
          </table:table-cell>
          <table:table-cell office:value-type="float" office:value="7.76196351132">
            <text:p>7.76</text:p>
          </table:table-cell>
          <table:table-cell office:value-type="float" office:value="61.8900148255">
            <text:p>61.89</text:p>
          </table:table-cell>
          <table:table-cell office:value-type="float" office:value="93.297775599">
            <text:p>93.30</text:p>
          </table:table-cell>
          <table:table-cell office:value-type="float" office:value="31.9697546847">
            <text:p>31.97</text:p>
          </table:table-cell>
          <table:table-cell office:value-type="float" office:value="21.5610097537">
            <text:p>21.56</text:p>
          </table:table-cell>
        </table:table-row>
        <table:table-row table:style-name="ro1">
          <table:table-cell office:value-type="string">
            <text:p>MODA</text:p>
          </table:table-cell>
          <table: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47">
            <text:p>0.47</text:p>
          </table:table-cell>
          <table:table-cell office:value-type="float" office:value="2.82776349614">
            <text:p>2.83</text:p>
          </table:table-cell>
          <table:table-cell office:value-type="float" office:value="6.3670411985">
            <text:p>6.37</text:p>
          </table:table-cell>
          <table:table-cell office:value-type="float" office:value="0.916666666667">
            <text:p>0.92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440.540540541">
            <text:p>440.54</text:p>
          </table:table-cell>
          <table:table-cell office:value-type="float" office:value="447.445255474">
            <text:p>447.45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5112244898">
            <text:p>5.51</text:p>
          </table:table-cell>
          <table:table-cell office:value-type="float" office:value="11.23">
            <text:p>11.23</text:p>
          </table:table-cell>
          <table:table-cell office:value-type="float" office:value="76.899520925">
            <text:p>76.90</text:p>
          </table:table-cell>
          <table:table-cell office:value-type="float" office:value="89.642639398">
            <text:p>89.64</text:p>
          </table:table-cell>
          <table:table-cell office:value-type="float" office:value="45.9268707483">
            <text:p>45.93</text:p>
          </table:table-cell>
          <table:table-cell office:value-type="float" office:value="31.1944444444">
            <text:p>31.1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47">
            <text:p>0.47</text:p>
          </table:table-cell>
          <table:table-cell office:value-type="float" office:value="100">
            <text:p>100.00</text:p>
          </table:table-cell>
          <table:table-cell office:value-type="float" office:value="6.3670411985">
            <text:p>6.37</text:p>
          </table:table-cell>
          <table:table-cell office:value-type="float" office:value="16">
            <text:p>16.00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83637056216">
            <text:p>3.84</text:p>
          </table:table-cell>
          <table:table-cell office:value-type="float" office:value="7.76196351132">
            <text:p>7.76</text:p>
          </table:table-cell>
          <table:table-cell office:value-type="float" office:value="61.8900148255">
            <text:p>61.89</text:p>
          </table:table-cell>
          <table:table-cell office:value-type="float" office:value="93.297775599">
            <text:p>93.30</text:p>
          </table:table-cell>
          <table:table-cell office:value-type="float" office:value="31.9697546847">
            <text:p>31.97</text:p>
          </table:table-cell>
          <table:table-cell office:value-type="float" office:value="21.5610097537">
            <text:p>21.5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1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47">
            <text:p>0.47</text:p>
          </table:table-cell>
          <table:table-cell office:value-type="float" office:value="2.82776349614">
            <text:p>2.83</text:p>
          </table:table-cell>
          <table:table-cell office:value-type="float" office:value="6.3670411985">
            <text:p>6.37</text:p>
          </table:table-cell>
          <table:table-cell office:value-type="float" office:value="0.916666666667">
            <text:p>0.92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440.540540541">
            <text:p>440.54</text:p>
          </table:table-cell>
          <table:table-cell office:value-type="float" office:value="447.445255474">
            <text:p>447.45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5112244898">
            <text:p>5.51</text:p>
          </table:table-cell>
          <table:table-cell office:value-type="float" office:value="11.23">
            <text:p>11.23</text:p>
          </table:table-cell>
          <table:table-cell office:value-type="float" office:value="76.899520925">
            <text:p>76.90</text:p>
          </table:table-cell>
          <table:table-cell office:value-type="float" office:value="89.642639398">
            <text:p>89.64</text:p>
          </table:table-cell>
          <table:table-cell office:value-type="float" office:value="45.9268707483">
            <text:p>45.93</text:p>
          </table:table-cell>
          <table:table-cell office:value-type="float" office:value="31.1944444444">
            <text:p>31.1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47">
            <text:p>0.47</text:p>
          </table:table-cell>
          <table:table-cell office:value-type="float" office:value="100">
            <text:p>100.00</text:p>
          </table:table-cell>
          <table:table-cell office:value-type="float" office:value="6.3670411985">
            <text:p>6.37</text:p>
          </table:table-cell>
          <table:table-cell office:value-type="float" office:value="16">
            <text:p>16.00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83637056216">
            <text:p>3.84</text:p>
          </table:table-cell>
          <table:table-cell office:value-type="float" office:value="7.76196351132">
            <text:p>7.76</text:p>
          </table:table-cell>
          <table:table-cell office:value-type="float" office:value="61.8900148255">
            <text:p>61.89</text:p>
          </table:table-cell>
          <table:table-cell office:value-type="float" office:value="93.297775599">
            <text:p>93.30</text:p>
          </table:table-cell>
          <table:table-cell office:value-type="float" office:value="31.9697546847">
            <text:p>31.97</text:p>
          </table:table-cell>
          <table:table-cell office:value-type="float" office:value="21.5610097537">
            <text:p>21.5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2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47">
            <text:p>0.47</text:p>
          </table:table-cell>
          <table:table-cell office:value-type="float" office:value="2.82776349614">
            <text:p>2.83</text:p>
          </table:table-cell>
          <table:table-cell office:value-type="float" office:value="6.3670411985">
            <text:p>6.37</text:p>
          </table:table-cell>
          <table:table-cell office:value-type="float" office:value="0.916666666667">
            <text:p>0.92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440.540540541">
            <text:p>440.54</text:p>
          </table:table-cell>
          <table:table-cell office:value-type="float" office:value="447.445255474">
            <text:p>447.45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5112244898">
            <text:p>5.51</text:p>
          </table:table-cell>
          <table:table-cell office:value-type="float" office:value="11.23">
            <text:p>11.23</text:p>
          </table:table-cell>
          <table:table-cell office:value-type="float" office:value="76.899520925">
            <text:p>76.90</text:p>
          </table:table-cell>
          <table:table-cell office:value-type="float" office:value="89.642639398">
            <text:p>89.64</text:p>
          </table:table-cell>
          <table:table-cell office:value-type="float" office:value="45.9268707483">
            <text:p>45.93</text:p>
          </table:table-cell>
          <table:table-cell office:value-type="float" office:value="31.1944444444">
            <text:p>31.1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47">
            <text:p>0.47</text:p>
          </table:table-cell>
          <table:table-cell office:value-type="float" office:value="100">
            <text:p>100.00</text:p>
          </table:table-cell>
          <table:table-cell office:value-type="float" office:value="6.3670411985">
            <text:p>6.37</text:p>
          </table:table-cell>
          <table:table-cell office:value-type="float" office:value="16">
            <text:p>16.00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83637056216">
            <text:p>3.84</text:p>
          </table:table-cell>
          <table:table-cell office:value-type="float" office:value="7.76196351132">
            <text:p>7.76</text:p>
          </table:table-cell>
          <table:table-cell office:value-type="float" office:value="61.8900148255">
            <text:p>61.89</text:p>
          </table:table-cell>
          <table:table-cell office:value-type="float" office:value="93.297775599">
            <text:p>93.30</text:p>
          </table:table-cell>
          <table:table-cell office:value-type="float" office:value="31.9697546847">
            <text:p>31.97</text:p>
          </table:table-cell>
          <table:table-cell office:value-type="float" office:value="21.5610097537">
            <text:p>21.5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5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47">
            <text:p>0.47</text:p>
          </table:table-cell>
          <table:table-cell office:value-type="float" office:value="2.82776349614">
            <text:p>2.83</text:p>
          </table:table-cell>
          <table:table-cell office:value-type="float" office:value="6.3670411985">
            <text:p>6.37</text:p>
          </table:table-cell>
          <table:table-cell office:value-type="float" office:value="0.916666666667">
            <text:p>0.92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440.540540541">
            <text:p>440.54</text:p>
          </table:table-cell>
          <table:table-cell office:value-type="float" office:value="447.445255474">
            <text:p>447.45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5112244898">
            <text:p>5.51</text:p>
          </table:table-cell>
          <table:table-cell office:value-type="float" office:value="11.23">
            <text:p>11.23</text:p>
          </table:table-cell>
          <table:table-cell office:value-type="float" office:value="76.899520925">
            <text:p>76.90</text:p>
          </table:table-cell>
          <table:table-cell office:value-type="float" office:value="89.642639398">
            <text:p>89.64</text:p>
          </table:table-cell>
          <table:table-cell office:value-type="float" office:value="45.9268707483">
            <text:p>45.93</text:p>
          </table:table-cell>
          <table:table-cell office:value-type="float" office:value="31.1944444444">
            <text:p>31.1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47">
            <text:p>0.47</text:p>
          </table:table-cell>
          <table:table-cell office:value-type="float" office:value="100">
            <text:p>100.00</text:p>
          </table:table-cell>
          <table:table-cell office:value-type="float" office:value="6.3670411985">
            <text:p>6.37</text:p>
          </table:table-cell>
          <table:table-cell office:value-type="float" office:value="16">
            <text:p>16.00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83637056216">
            <text:p>3.84</text:p>
          </table:table-cell>
          <table:table-cell office:value-type="float" office:value="7.76196351132">
            <text:p>7.76</text:p>
          </table:table-cell>
          <table:table-cell office:value-type="float" office:value="61.8900148255">
            <text:p>61.89</text:p>
          </table:table-cell>
          <table:table-cell office:value-type="float" office:value="93.297775599">
            <text:p>93.30</text:p>
          </table:table-cell>
          <table:table-cell office:value-type="float" office:value="31.9697546847">
            <text:p>31.97</text:p>
          </table:table-cell>
          <table:table-cell office:value-type="float" office:value="21.5610097537">
            <text:p>21.5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7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47">
            <text:p>0.47</text:p>
          </table:table-cell>
          <table:table-cell office:value-type="float" office:value="2.82776349614">
            <text:p>2.83</text:p>
          </table:table-cell>
          <table:table-cell office:value-type="float" office:value="6.3670411985">
            <text:p>6.37</text:p>
          </table:table-cell>
          <table:table-cell office:value-type="float" office:value="0.916666666667">
            <text:p>0.92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440.540540541">
            <text:p>440.54</text:p>
          </table:table-cell>
          <table:table-cell office:value-type="float" office:value="447.445255474">
            <text:p>447.45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5112244898">
            <text:p>5.51</text:p>
          </table:table-cell>
          <table:table-cell office:value-type="float" office:value="11.23">
            <text:p>11.23</text:p>
          </table:table-cell>
          <table:table-cell office:value-type="float" office:value="76.899520925">
            <text:p>76.90</text:p>
          </table:table-cell>
          <table:table-cell office:value-type="float" office:value="89.642639398">
            <text:p>89.64</text:p>
          </table:table-cell>
          <table:table-cell office:value-type="float" office:value="45.9268707483">
            <text:p>45.93</text:p>
          </table:table-cell>
          <table:table-cell office:value-type="float" office:value="31.1944444444">
            <text:p>31.1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47">
            <text:p>0.47</text:p>
          </table:table-cell>
          <table:table-cell office:value-type="float" office:value="100">
            <text:p>100.00</text:p>
          </table:table-cell>
          <table:table-cell office:value-type="float" office:value="6.3670411985">
            <text:p>6.37</text:p>
          </table:table-cell>
          <table:table-cell office:value-type="float" office:value="16">
            <text:p>16.00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83637056216">
            <text:p>3.84</text:p>
          </table:table-cell>
          <table:table-cell office:value-type="float" office:value="7.76196351132">
            <text:p>7.76</text:p>
          </table:table-cell>
          <table:table-cell office:value-type="float" office:value="61.8900148255">
            <text:p>61.89</text:p>
          </table:table-cell>
          <table:table-cell office:value-type="float" office:value="93.297775599">
            <text:p>93.30</text:p>
          </table:table-cell>
          <table:table-cell office:value-type="float" office:value="31.9697546847">
            <text:p>31.97</text:p>
          </table:table-cell>
          <table:table-cell office:value-type="float" office:value="21.5610097537">
            <text:p>21.56</text:p>
          </table:table-cell>
        </table:table-row>
        <table:table-row table:style-name="ro1">
          <table:table-cell table:style-name="ce2" office:value-type="string" table:number-columns-spanned="7" table:number-rows-spanned="1">
            <text:p>PERCENTYL-90</text:p>
          </table:table-cell>
          <table:covered-table-cell table:number-columns-repeated="6"/>
        </table:table-row>
        <table:table-row table:style-name="ro2">
          <table:table-cell/>
          <table:table-cell table:style-name="ce2" office:value-type="string" table:number-columns-spanned="2" table:number-rows-spanned="1">
            <text:p>Błąd [m]</text:p>
          </table:table-cell>
          <table:covered-table-cell/>
          <table:table-cell table:style-name="ce2" office:value-type="string" table:number-columns-spanned="2" table:number-rows-spanned="1">
            <text:p>Błąd względny (faktyczna zmierzona wielkość) [%]</text:p>
          </table:table-cell>
          <table:covered-table-cell/>
          <table:table-cell table:style-name="ce2" office:value-type="string" table:number-columns-spanned="2" table:number-rows-spanned="1">
            <text:p>Błąd względny (długość/szerokość pomieszczenia) [%]</text:p>
          </table:table-cell>
          <table:covered-table-cell/>
        </table:table-row>
        <table:table-row table:style-name="ro1">
          <table:table-cell/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  <table:table-cell office:value-type="string">
            <text:p>X</text:p>
          </table:table-cell>
          <table:table-cell office:value-type="string">
            <text:p>Y</text:p>
          </table:table-cell>
        </table:table-row>
        <table:table-row table:style-name="ro1">
          <table:table-cell office:value-type="string">
            <text:p>MIN</text:p>
          </table:table-cell>
          <table:table-cell office:value-type="float" office:value="0.11">
            <text:p>0.11</text:p>
          </table:table-cell>
          <table:table-cell office:value-type="float" office:value="0.47">
            <text:p>0.47</text:p>
          </table:table-cell>
          <table:table-cell office:value-type="float" office:value="2.82776349614">
            <text:p>2.83</text:p>
          </table:table-cell>
          <table:table-cell office:value-type="float" office:value="6.3670411985">
            <text:p>6.37</text:p>
          </table:table-cell>
          <table:table-cell office:value-type="float" office:value="0.916666666667">
            <text:p>0.92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MAX</text:p>
          </table:table-cell>
          <table:table-cell office:value-type="float" office:value="12.77">
            <text:p>12.77</text:p>
          </table:table-cell>
          <table:table-cell office:value-type="float" office:value="28.98">
            <text:p>28.98</text:p>
          </table:table-cell>
          <table:table-cell office:value-type="float" office:value="440.540540541">
            <text:p>440.54</text:p>
          </table:table-cell>
          <table:table-cell office:value-type="float" office:value="447.445255474">
            <text:p>447.45</text:p>
          </table:table-cell>
          <table:table-cell office:value-type="float" office:value="106.416666667">
            <text:p>106.42</text:p>
          </table:table-cell>
          <table:table-cell office:value-type="float" office:value="80.5">
            <text:p>80.50</text:p>
          </table:table-cell>
        </table:table-row>
        <table:table-row table:style-name="ro1">
          <table:table-cell office:value-type="string">
            <text:p>ŚREDNIA</text:p>
          </table:table-cell>
          <table:table-cell office:value-type="float" office:value="5.5112244898">
            <text:p>5.51</text:p>
          </table:table-cell>
          <table:table-cell office:value-type="float" office:value="11.23">
            <text:p>11.23</text:p>
          </table:table-cell>
          <table:table-cell office:value-type="float" office:value="76.899520925">
            <text:p>76.90</text:p>
          </table:table-cell>
          <table:table-cell office:value-type="float" office:value="89.642639398">
            <text:p>89.64</text:p>
          </table:table-cell>
          <table:table-cell office:value-type="float" office:value="45.9268707483">
            <text:p>45.93</text:p>
          </table:table-cell>
          <table:table-cell office:value-type="float" office:value="31.1944444444">
            <text:p>31.19</text:p>
          </table:table-cell>
        </table:table-row>
        <table:table-row table:style-name="ro1">
          <table:table-cell office:value-type="string">
            <text:p>MODA</text:p>
          </table:table-cell>
          <table:table-cell office:value-type="float" office:value="1.92">
            <text:p>1.92</text:p>
          </table:table-cell>
          <table:table-cell office:value-type="float" office:value="0.47">
            <text:p>0.47</text:p>
          </table:table-cell>
          <table:table-cell office:value-type="float" office:value="100">
            <text:p>100.00</text:p>
          </table:table-cell>
          <table:table-cell office:value-type="float" office:value="6.3670411985">
            <text:p>6.37</text:p>
          </table:table-cell>
          <table:table-cell office:value-type="float" office:value="16">
            <text:p>16.00</text:p>
          </table:table-cell>
          <table:table-cell office:value-type="float" office:value="1.30555555556">
            <text:p>1.31</text:p>
          </table:table-cell>
        </table:table-row>
        <table:table-row table:style-name="ro1">
          <table:table-cell office:value-type="string">
            <text:p>ODCHYLENIE STANDARDOWE</text:p>
          </table:table-cell>
          <table:table-cell office:value-type="float" office:value="3.83637056216">
            <text:p>3.84</text:p>
          </table:table-cell>
          <table:table-cell office:value-type="float" office:value="7.76196351132">
            <text:p>7.76</text:p>
          </table:table-cell>
          <table:table-cell office:value-type="float" office:value="61.8900148255">
            <text:p>61.89</text:p>
          </table:table-cell>
          <table:table-cell office:value-type="float" office:value="93.297775599">
            <text:p>93.30</text:p>
          </table:table-cell>
          <table:table-cell office:value-type="float" office:value="31.9697546847">
            <text:p>31.97</text:p>
          </table:table-cell>
          <table:table-cell office:value-type="float" office:value="21.5610097537">
            <text:p>21.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9T17:47:28</dc:date>
    <dc:creator>mike </dc:creator>
    <meta:generator>LibreOffice/3.5$Linux_X86_64 LibreOffice_project/350m1$Build-2</meta:generator>
    <meta:editing-duration>PT52S</meta:editing-duration>
    <meta:editing-cycles>5</meta:editing-cycles>
    <meta:document-statistic meta:table-count="1" meta:cell-count="901" meta:object-count="0"/>
  </office:meta>
</office:document-meta>
</file>